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985cm" fo:min-width="2.09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741cm" fo:min-width="4.669cm"/>
    </style:style>
    <style:style style:name="gr4" style:family="graphic" style:parent-style-name="objectwithoutfill">
      <style:graphic-properties draw:stroke="solid" draw:stroke-dash="Dashed_20__28_var_29_" svg:stroke-width="0.028cm" draw:marker-start="Diamond_20_unfilled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985cm" fo:min-width="1.62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979cm" fo:min-width="2.053cm"/>
    </style:style>
    <style:style style:name="gr7" style:family="graphic" style:parent-style-name="objectwithoutfill">
      <style:graphic-properties draw:stroke="solid" draw:stroke-dash="Dashed_20__28_var_29_" draw:marker-start="Diamond_20_unfilled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urier New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.595cm" svg:height="1.235cm" svg:x="6.461cm" svg:y="3.067cm">
            <text:p text:style-name="P1"><text:span text:style-name="T1">Professor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6.461cm" svg:y1="3.996cm" svg:x2="9.056cm" svg:y2="3.996cm">
            <text:p/>
          </draw:line>
          <draw:line draw:style-name="gr2" draw:text-style-name="P3" draw:layer="layout" svg:x1="6.461cm" svg:y1="3.722cm" svg:x2="9.056cm" svg:y2="3.722cm">
            <text:p/>
          </draw:line>
          <draw:custom-shape draw:style-name="gr3" draw:text-style-name="P2" xml:id="id2" draw:id="id2" draw:layer="layout" svg:width="5.169cm" svg:height="1.991cm" svg:x="4.048cm" svg:y="5.486cm">
            <text:p text:style-name="P1"><text:span text:style-name="T1">Section</text:span></text:p>
            <text:p text:style-name="P1"><text:span text:style-name="T1">subject : String</text:span></text:p>
            <text:p text:style-name="P1"><text:span text:style-name="T1">courseNum : int</text:span></text:p>
            <text:p text:style-name="P1"><text:span text:style-name="T1">sectionNum : int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4.048cm" svg:y1="7.346cm" svg:x2="9.217cm" svg:y2="7.346cm">
            <text:p/>
          </draw:line>
          <draw:line draw:style-name="gr2" draw:text-style-name="P3" draw:layer="layout" svg:x1="4.048cm" svg:y1="6.008cm" svg:x2="9.217cm" svg:y2="6.008cm">
            <text:p/>
          </draw:line>
          <draw:connector draw:style-name="gr4" draw:text-style-name="P4" draw:layer="layout" draw:type="line" svg:x1="7.758cm" svg:y1="4.302cm" svg:x2="6.632cm" svg:y2="5.486cm" draw:start-shape="id1" draw:start-glue-point="2" draw:end-shape="id2" draw:end-glue-point="0" svg:d="M7758 4302l-1126 1184" svg:viewBox="0 0 1127 1185">
            <text:p/>
          </draw:connector>
        </draw:g>
        <draw:custom-shape draw:style-name="gr5" draw:text-style-name="P2" draw:layer="layout" svg:width="2.125cm" svg:height="1.235cm" svg:x="16.655cm" svg:y="5.061cm">
          <text:p text:style-name="P1"><text:span text:style-name="T1">Albu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655cm" svg:y1="5.99cm" svg:x2="18.78cm" svg:y2="5.99cm">
          <text:p/>
        </draw:line>
        <draw:line draw:style-name="gr2" draw:text-style-name="P3" xml:id="id3" draw:id="id3" draw:layer="layout" svg:x1="16.655cm" svg:y1="5.716cm" svg:x2="18.78cm" svg:y2="5.716cm">
          <text:p/>
        </draw:line>
        <draw:custom-shape draw:style-name="gr6" draw:text-style-name="P2" xml:id="id4" draw:id="id4" draw:layer="layout" svg:width="2.553cm" svg:height="1.229cm" svg:x="11.795cm" svg:y="4.172cm">
          <text:p text:style-name="P1"><text:span text:style-name="T1">Phot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95cm" svg:y1="5.101cm" svg:x2="14.348cm" svg:y2="5.101cm">
          <text:p/>
        </draw:line>
        <draw:line draw:style-name="gr2" draw:text-style-name="P3" draw:layer="layout" svg:x1="11.795cm" svg:y1="4.827cm" svg:x2="14.348cm" svg:y2="4.827cm">
          <text:p/>
        </draw:line>
        <draw:connector draw:style-name="gr7" draw:text-style-name="P4" draw:layer="layout" draw:type="line" svg:x1="16.655cm" svg:y1="5.716cm" svg:x2="14.348cm" svg:y2="4.786cm" draw:start-shape="id3" draw:start-glue-point="3" draw:end-shape="id4" svg:d="M16655 5716l-2307-930" svg:viewBox="0 0 2308 9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5T13:58:50.136110079</dc:date>
    <meta:editing-duration>PT14M41S</meta:editing-duration>
    <meta:editing-cycles>10</meta:editing-cycles>
    <meta:document-statistic meta:object-count="15"/>
  </office:meta>
</office:document-meta>
</file>